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5" table:default-cell-style-name="Default"/>
        <table:table-row table:style-name="ro1">
          <table:table-cell office:value-type="string">
            <text:p>#T [°C]</text:p>
          </table:table-cell>
          <table:table-cell office:value-type="string">
            <text:p>dT [°C]</text:p>
          </table:table-cell>
          <table:table-cell office:value-type="string">
            <text:p>h1 [mm]</text:p>
          </table:table-cell>
          <table:table-cell office:value-type="string">
            <text:p>h2 [mm]</text:p>
          </table:table-cell>
          <table:table-cell office:value-type="string">
            <text:p>dh [mm]</text:p>
          </table:table-cell>
          <table:table-cell office:value-type="string">
            <text:p>hD [mmHg]</text:p>
          </table:table-cell>
          <table:table-cell office:value-type="string">
            <text:p>dhD [mm]</text:p>
          </table:table-cell>
          <table:table-cell office:value-type="string">
            <text:p>h1-h2 [mm]</text:p>
          </table:table-cell>
          <table:table-cell office:value-type="string">
            <text:p>ddeltah [mm]</text:p>
          </table:table-cell>
          <table:table-cell office:value-type="string">
            <text:p>deltahk [mm]</text:p>
          </table:table-cell>
          <table:table-cell office:value-type="string">
            <text:p>ddeltahk [mm]</text:p>
          </table:table-cell>
          <table:table-cell office:value-type="string">
            <text:p>hDk [mm]</text:p>
          </table:table-cell>
          <table:table-cell office:value-type="string">
            <text:p>dhDk [mm]</text:p>
          </table:table-cell>
          <table:table-cell office:value-type="string">
            <text:p>hd2 [mm]</text:p>
          </table:table-cell>
          <table:table-cell office:value-type="string">
            <text:p>dhd2 [mm]</text:p>
          </table:table-cell>
        </table:table-row>
        <table:table-row table:style-name="ro2">
          <table:table-cell office:value-type="float" office:value="27.1">
            <text:p>27.1</text:p>
          </table:table-cell>
          <table:table-cell office:value-type="float" office:value="0.3">
            <text:p>0.3</text:p>
          </table:table-cell>
          <table:table-cell office:value-type="float" office:value="726">
            <text:p>726</text:p>
          </table:table-cell>
          <table:table-cell office:value-type="float" office:value="126">
            <text:p>126</text:p>
          </table:table-cell>
          <table:table-cell office:value-type="float" office:value="4">
            <text:p>4</text:p>
          </table:table-cell>
          <table:table-cell table:formula="of:=753.5-[.C2]+[.D2]" office:value-type="float" office:value="153.5">
            <text:p>153.5</text:p>
          </table:table-cell>
          <table:table-cell table:formula="of:=1+2*[.E2]" office:value-type="float" office:value="9">
            <text:p>9</text:p>
          </table:table-cell>
          <table:table-cell table:formula="of:=[.C2]-[.D2]" office:value-type="float" office:value="600">
            <text:p>600</text:p>
          </table:table-cell>
          <table:table-cell table:formula="of:=[.E2]*2" office:value-type="float" office:value="8">
            <text:p>8</text:p>
          </table:table-cell>
          <table:table-cell table:formula="of:=[.H2]/(1+0.00018*[.A2])" office:value-type="float" office:value="597.087407625602">
            <text:p>597.0874076256</text:p>
          </table:table-cell>
          <table:table-cell table:formula="of:=[.I2]*[.J2]/[.H2] + ([.H2]*0.00018*0.3)/((1+0.00018*[.A2])^2)" office:value-type="float" office:value="7.99325163851909">
            <text:p>7.9932516385</text:p>
          </table:table-cell>
          <table:table-cell table:formula="of:=750.5 - [.J2]" office:value-type="float" office:value="153.412592374398">
            <text:p>153.4125923744</text:p>
          </table:table-cell>
          <table:table-cell table:formula="of:=1.1+[.K2]" office:value-type="float" office:value="9.09325163851909">
            <text:p>9.0932516385</text:p>
          </table:table-cell>
          <table:table-cell table:formula="of:=[.F2]+47" office:value-type="float" office:value="200.5">
            <text:p>200.5</text:p>
          </table:table-cell>
          <table:table-cell table:formula="of:=3*[.G2]" office:value-type="float" office:value="27">
            <text:p>27</text:p>
          </table:table-cell>
        </table:table-row>
        <table:table-row table:style-name="ro2">
          <table:table-cell office:value-type="float" office:value="31.8">
            <text:p>31.8</text:p>
          </table:table-cell>
          <table:table-cell office:value-type="float" office:value="0.3">
            <text:p>0.3</text:p>
          </table:table-cell>
          <table:table-cell office:value-type="float" office:value="715">
            <text:p>715</text:p>
          </table:table-cell>
          <table:table-cell office:value-type="float" office:value="138">
            <text:p>138</text:p>
          </table:table-cell>
          <table:table-cell office:value-type="float" office:value="4">
            <text:p>4</text:p>
          </table:table-cell>
          <table:table-cell table:formula="of:=753.5-[.C3]+[.D3]" office:value-type="float" office:value="176.5">
            <text:p>176.5</text:p>
          </table:table-cell>
          <table:table-cell table:formula="of:=1+2*[.E3]" office:value-type="float" office:value="9">
            <text:p>9</text:p>
          </table:table-cell>
          <table:table-cell table:formula="of:=[.C3]-[.D3]" office:value-type="float" office:value="577">
            <text:p>577</text:p>
          </table:table-cell>
          <table:table-cell table:formula="of:=[.E3]*2" office:value-type="float" office:value="8">
            <text:p>8</text:p>
          </table:table-cell>
          <table:table-cell table:formula="of:=[.H3]/(1+0.00018*[.A3])" office:value-type="float" office:value="573.716049333614">
            <text:p>573.7160493336</text:p>
          </table:table-cell>
          <table:table-cell table:formula="of:=[.I3]*[.J3]/[.H3] + ([.H3]*0.00018*0.3)/((1+0.00018*[.A3])^2)" office:value-type="float" office:value="7.98527296421684">
            <text:p>7.9852729642</text:p>
          </table:table-cell>
          <table:table-cell table:formula="of:=750.5 - [.J3]" office:value-type="float" office:value="176.783950666386">
            <text:p>176.7839506664</text:p>
          </table:table-cell>
          <table:table-cell table:formula="of:=1.1+[.K3]" office:value-type="float" office:value="9.08527296421684">
            <text:p>9.0852729642</text:p>
          </table:table-cell>
          <table:table-cell table:formula="of:=[.F3]+47" office:value-type="float" office:value="223.5">
            <text:p>223.5</text:p>
          </table:table-cell>
          <table:table-cell table:formula="of:=3*[.G3]" office:value-type="float" office:value="27">
            <text:p>27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0.3">
            <text:p>0.3</text:p>
          </table:table-cell>
          <table:table-cell office:value-type="float" office:value="701">
            <text:p>701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table:formula="of:=753.5-[.C4]+[.D4]" office:value-type="float" office:value="205.5">
            <text:p>205.5</text:p>
          </table:table-cell>
          <table:table-cell table:formula="of:=1+2*[.E4]" office:value-type="float" office:value="9">
            <text:p>9</text:p>
          </table:table-cell>
          <table:table-cell table:formula="of:=[.C4]-[.D4]" office:value-type="float" office:value="548">
            <text:p>548</text:p>
          </table:table-cell>
          <table:table-cell table:formula="of:=[.E4]*2" office:value-type="float" office:value="8">
            <text:p>8</text:p>
          </table:table-cell>
          <table:table-cell table:formula="of:=[.H4]/(1+0.00018*[.A4])" office:value-type="float" office:value="544.471822589619">
            <text:p>544.4718225896</text:p>
          </table:table-cell>
          <table:table-cell table:formula="of:=[.I4]*[.J4]/[.H4] + ([.H4]*0.00018*0.3)/((1+0.00018*[.A4])^2)" office:value-type="float" office:value="7.97770594390335">
            <text:p>7.9777059439</text:p>
          </table:table-cell>
          <table:table-cell table:formula="of:=750.5 - [.J4]" office:value-type="float" office:value="206.028177410381">
            <text:p>206.0281774104</text:p>
          </table:table-cell>
          <table:table-cell table:formula="of:=1.1+[.K4]" office:value-type="float" office:value="9.07770594390335">
            <text:p>9.0777059439</text:p>
          </table:table-cell>
          <table:table-cell table:formula="of:=[.F4]+47" office:value-type="float" office:value="252.5">
            <text:p>252.5</text:p>
          </table:table-cell>
          <table:table-cell table:formula="of:=3*[.G4]" office:value-type="float" office:value="27">
            <text:p>27</text:p>
          </table:table-cell>
        </table:table-row>
        <table:table-row table:style-name="ro2">
          <table:table-cell office:value-type="float" office:value="40.7">
            <text:p>40.7</text:p>
          </table:table-cell>
          <table:table-cell office:value-type="float" office:value="0.3">
            <text:p>0.3</text:p>
          </table:table-cell>
          <table:table-cell office:value-type="float" office:value="682">
            <text:p>682</text:p>
          </table:table-cell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table:formula="of:=753.5-[.C5]+[.D5]" office:value-type="float" office:value="244.5">
            <text:p>244.5</text:p>
          </table:table-cell>
          <table:table-cell table:formula="of:=1+2*[.E5]" office:value-type="float" office:value="9">
            <text:p>9</text:p>
          </table:table-cell>
          <table:table-cell table:formula="of:=[.C5]-[.D5]" office:value-type="float" office:value="509">
            <text:p>509</text:p>
          </table:table-cell>
          <table:table-cell table:formula="of:=[.E5]*2" office:value-type="float" office:value="8">
            <text:p>8</text:p>
          </table:table-cell>
          <table:table-cell table:formula="of:=[.H5]/(1+0.00018*[.A5])" office:value-type="float" office:value="505.298185493078">
            <text:p>505.2981854931</text:p>
          </table:table-cell>
          <table:table-cell table:formula="of:=[.I5]*[.J5]/[.H5] + ([.H5]*0.00018*0.3)/((1+0.00018*[.A5])^2)" office:value-type="float" office:value="7.96890589741219">
            <text:p>7.9689058974</text:p>
          </table:table-cell>
          <table:table-cell table:formula="of:=750.5 - [.J5]" office:value-type="float" office:value="245.201814506922">
            <text:p>245.2018145069</text:p>
          </table:table-cell>
          <table:table-cell table:formula="of:=1.1+[.K5]" office:value-type="float" office:value="9.06890589741219">
            <text:p>9.0689058974</text:p>
          </table:table-cell>
          <table:table-cell table:formula="of:=[.F5]+47" office:value-type="float" office:value="291.5">
            <text:p>291.5</text:p>
          </table:table-cell>
          <table:table-cell table:formula="of:=3*[.G5]" office:value-type="float" office:value="27">
            <text:p>27</text:p>
          </table:table-cell>
        </table:table-row>
        <table:table-row table:style-name="ro2">
          <table:table-cell office:value-type="float" office:value="44.5">
            <text:p>44.5</text:p>
          </table:table-cell>
          <table:table-cell office:value-type="float" office:value="0.3">
            <text:p>0.3</text:p>
          </table:table-cell>
          <table:table-cell office:value-type="float" office:value="658">
            <text:p>658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table:formula="of:=753.5-[.C6]+[.D6]" office:value-type="float" office:value="293.5">
            <text:p>293.5</text:p>
          </table:table-cell>
          <table:table-cell table:formula="of:=1+2*[.E6]" office:value-type="float" office:value="9">
            <text:p>9</text:p>
          </table:table-cell>
          <table:table-cell table:formula="of:=[.C6]-[.D6]" office:value-type="float" office:value="460">
            <text:p>460</text:p>
          </table:table-cell>
          <table:table-cell table:formula="of:=[.E6]*2" office:value-type="float" office:value="8">
            <text:p>8</text:p>
          </table:table-cell>
          <table:table-cell table:formula="of:=[.H6]/(1+0.00018*[.A6])" office:value-type="float" office:value="456.344679120247">
            <text:p>456.3446791202</text:p>
          </table:table-cell>
          <table:table-cell table:formula="of:=[.I6]*[.J6]/[.H6] + ([.H6]*0.00018*0.3)/((1+0.00018*[.A6])^2)" office:value-type="float" office:value="7.96087599594497">
            <text:p>7.9608759959</text:p>
          </table:table-cell>
          <table:table-cell table:formula="of:=750.5 - [.J6]" office:value-type="float" office:value="294.155320879753">
            <text:p>294.1553208798</text:p>
          </table:table-cell>
          <table:table-cell table:formula="of:=1.1+[.K6]" office:value-type="float" office:value="9.06087599594497">
            <text:p>9.0608759959</text:p>
          </table:table-cell>
          <table:table-cell table:formula="of:=[.F6]+47" office:value-type="float" office:value="340.5">
            <text:p>340.5</text:p>
          </table:table-cell>
          <table:table-cell table:formula="of:=3*[.G6]" office:value-type="float" office:value="27">
            <text:p>27</text:p>
          </table:table-cell>
        </table:table-row>
        <table:table-row table:style-name="ro2">
          <table:table-cell office:value-type="float" office:value="48.8">
            <text:p>48.8</text:p>
          </table:table-cell>
          <table:table-cell office:value-type="float" office:value="0.3">
            <text:p>0.3</text:p>
          </table:table-cell>
          <table:table-cell office:value-type="float" office:value="625">
            <text:p>625</text:p>
          </table:table-cell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table:formula="of:=753.5-[.C7]+[.D7]" office:value-type="float" office:value="361.5">
            <text:p>361.5</text:p>
          </table:table-cell>
          <table:table-cell table:formula="of:=1+2*[.E7]" office:value-type="float" office:value="9">
            <text:p>9</text:p>
          </table:table-cell>
          <table:table-cell table:formula="of:=[.C7]-[.D7]" office:value-type="float" office:value="392">
            <text:p>392</text:p>
          </table:table-cell>
          <table:table-cell table:formula="of:=[.E7]*2" office:value-type="float" office:value="8">
            <text:p>8</text:p>
          </table:table-cell>
          <table:table-cell table:formula="of:=[.H7]/(1+0.00018*[.A7])" office:value-type="float" office:value="388.586654824026">
            <text:p>388.586654824</text:p>
          </table:table-cell>
          <table:table-cell table:formula="of:=[.I7]*[.J7]/[.H7] + ([.H7]*0.00018*0.3)/((1+0.00018*[.A7])^2)" office:value-type="float" office:value="7.95114085806327">
            <text:p>7.9511408581</text:p>
          </table:table-cell>
          <table:table-cell table:formula="of:=750.5 - [.J7]" office:value-type="float" office:value="361.913345175974">
            <text:p>361.913345176</text:p>
          </table:table-cell>
          <table:table-cell table:formula="of:=1.1+[.K7]" office:value-type="float" office:value="9.05114085806327">
            <text:p>9.0511408581</text:p>
          </table:table-cell>
          <table:table-cell table:formula="of:=[.F7]+47" office:value-type="float" office:value="408.5">
            <text:p>408.5</text:p>
          </table:table-cell>
          <table:table-cell table:formula="of:=3*[.G7]" office:value-type="float" office:value="27">
            <text:p>27</text:p>
          </table:table-cell>
        </table:table-row>
        <table:table-row table:style-name="ro2">
          <table:table-cell office:value-type="float" office:value="52.2">
            <text:p>52.2</text:p>
          </table:table-cell>
          <table:table-cell office:value-type="float" office:value="0.3">
            <text:p>0.3</text:p>
          </table:table-cell>
          <table:table-cell office:value-type="float" office:value="596">
            <text:p>596</text:p>
          </table:table-cell>
          <table:table-cell office:value-type="float" office:value="262">
            <text:p>262</text:p>
          </table:table-cell>
          <table:table-cell office:value-type="float" office:value="4">
            <text:p>4</text:p>
          </table:table-cell>
          <table:table-cell table:formula="of:=753.5-[.C8]+[.D8]" office:value-type="float" office:value="419.5">
            <text:p>419.5</text:p>
          </table:table-cell>
          <table:table-cell table:formula="of:=1+2*[.E8]" office:value-type="float" office:value="9">
            <text:p>9</text:p>
          </table:table-cell>
          <table:table-cell table:formula="of:=[.C8]-[.D8]" office:value-type="float" office:value="334">
            <text:p>334</text:p>
          </table:table-cell>
          <table:table-cell table:formula="of:=[.E8]*2" office:value-type="float" office:value="8">
            <text:p>8</text:p>
          </table:table-cell>
          <table:table-cell table:formula="of:=[.H8]/(1+0.00018*[.A8])" office:value-type="float" office:value="330.890948646517">
            <text:p>330.8909486465</text:p>
          </table:table-cell>
          <table:table-cell table:formula="of:=[.I8]*[.J8]/[.H8] + ([.H8]*0.00018*0.3)/((1+0.00018*[.A8])^2)" office:value-type="float" office:value="7.94323348936088">
            <text:p>7.9432334894</text:p>
          </table:table-cell>
          <table:table-cell table:formula="of:=750.5 - [.J8]" office:value-type="float" office:value="419.609051353483">
            <text:p>419.6090513535</text:p>
          </table:table-cell>
          <table:table-cell table:formula="of:=1.1+[.K8]" office:value-type="float" office:value="9.04323348936088">
            <text:p>9.0432334894</text:p>
          </table:table-cell>
          <table:table-cell table:formula="of:=[.F8]+47" office:value-type="float" office:value="466.5">
            <text:p>466.5</text:p>
          </table:table-cell>
          <table:table-cell table:formula="of:=3*[.G8]" office:value-type="float" office:value="27">
            <text:p>27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0.3">
            <text:p>0.3</text:p>
          </table:table-cell>
          <table:table-cell office:value-type="float" office:value="561">
            <text:p>561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table:formula="of:=753.5-[.C9]+[.D9]" office:value-type="float" office:value="492.5">
            <text:p>492.5</text:p>
          </table:table-cell>
          <table:table-cell table:formula="of:=1+2*[.E9]" office:value-type="float" office:value="9">
            <text:p>9</text:p>
          </table:table-cell>
          <table:table-cell table:formula="of:=[.C9]-[.D9]" office:value-type="float" office:value="261">
            <text:p>261</text:p>
          </table:table-cell>
          <table:table-cell table:formula="of:=[.E9]*2" office:value-type="float" office:value="8">
            <text:p>8</text:p>
          </table:table-cell>
          <table:table-cell table:formula="of:=[.H9]/(1+0.00018*[.A9])" office:value-type="float" office:value="258.395374623792">
            <text:p>258.3953746238</text:p>
          </table:table-cell>
          <table:table-cell table:formula="of:=[.I9]*[.J9]/[.H9] + ([.H9]*0.00018*0.3)/((1+0.00018*[.A9])^2)" office:value-type="float" office:value="7.93397884348733">
            <text:p>7.9339788435</text:p>
          </table:table-cell>
          <table:table-cell table:formula="of:=750.5 - [.J9]" office:value-type="float" office:value="492.104625376208">
            <text:p>492.1046253762</text:p>
          </table:table-cell>
          <table:table-cell table:formula="of:=1.1+[.K9]" office:value-type="float" office:value="9.03397884348733">
            <text:p>9.0339788435</text:p>
          </table:table-cell>
          <table:table-cell table:formula="of:=[.F9]+47" office:value-type="float" office:value="539.5">
            <text:p>539.5</text:p>
          </table:table-cell>
          <table:table-cell table:formula="of:=3*[.G9]" office:value-type="float" office:value="27">
            <text:p>27</text:p>
          </table:table-cell>
        </table:table-row>
        <table:table-row table:style-name="ro2">
          <table:table-cell office:value-type="float" office:value="59.9">
            <text:p>59.9</text:p>
          </table:table-cell>
          <table:table-cell office:value-type="float" office:value="0.3">
            <text:p>0.3</text:p>
          </table:table-cell>
          <table:table-cell office:value-type="float" office:value="515">
            <text:p>515</text:p>
          </table:table-cell>
          <table:table-cell office:value-type="float" office:value="348">
            <text:p>348</text:p>
          </table:table-cell>
          <table:table-cell office:value-type="float" office:value="4">
            <text:p>4</text:p>
          </table:table-cell>
          <table:table-cell table:formula="of:=753.5-[.C10]+[.D10]" office:value-type="float" office:value="586.5">
            <text:p>586.5</text:p>
          </table:table-cell>
          <table:table-cell table:formula="of:=1+2*[.E10]" office:value-type="float" office:value="9">
            <text:p>9</text:p>
          </table:table-cell>
          <table:table-cell table:formula="of:=[.C10]-[.D10]" office:value-type="float" office:value="167">
            <text:p>167</text:p>
          </table:table-cell>
          <table:table-cell table:formula="of:=[.E10]*2" office:value-type="float" office:value="8">
            <text:p>8</text:p>
          </table:table-cell>
          <table:table-cell table:formula="of:=[.H10]/(1+0.00018*[.A10])" office:value-type="float" office:value="165.218612915545">
            <text:p>165.2186129155</text:p>
          </table:table-cell>
          <table:table-cell table:formula="of:=[.I10]*[.J10]/[.H10] + ([.H10]*0.00018*0.3)/((1+0.00018*[.A10])^2)" office:value-type="float" office:value="7.92349072806742">
            <text:p>7.9234907281</text:p>
          </table:table-cell>
          <table:table-cell table:formula="of:=750.5 - [.J10]" office:value-type="float" office:value="585.281387084455">
            <text:p>585.2813870845</text:p>
          </table:table-cell>
          <table:table-cell table:formula="of:=1.1+[.K10]" office:value-type="float" office:value="9.02349072806742">
            <text:p>9.0234907281</text:p>
          </table:table-cell>
          <table:table-cell table:formula="of:=[.F10]+47" office:value-type="float" office:value="633.5">
            <text:p>633.5</text:p>
          </table:table-cell>
          <table:table-cell table:formula="of:=3*[.G10]" office:value-type="float" office:value="27">
            <text:p>27</text:p>
          </table:table-cell>
        </table:table-row>
        <table:table-row table:style-name="ro2">
          <table:table-cell office:value-type="float" office:value="64.5">
            <text:p>64.5</text:p>
          </table:table-cell>
          <table:table-cell office:value-type="float" office:value="0.3">
            <text:p>0.3</text:p>
          </table:table-cell>
          <table:table-cell office:value-type="float" office:value="454">
            <text:p>454</text:p>
          </table:table-cell>
          <table:table-cell office:value-type="float" office:value="407">
            <text:p>407</text:p>
          </table:table-cell>
          <table:table-cell office:value-type="float" office:value="4">
            <text:p>4</text:p>
          </table:table-cell>
          <table:table-cell table:formula="of:=753.5-[.C11]+[.D11]" office:value-type="float" office:value="706.5">
            <text:p>706.5</text:p>
          </table:table-cell>
          <table:table-cell table:formula="of:=1+2*[.E11]" office:value-type="float" office:value="9">
            <text:p>9</text:p>
          </table:table-cell>
          <table:table-cell table:formula="of:=[.C11]-[.D11]" office:value-type="float" office:value="47">
            <text:p>47</text:p>
          </table:table-cell>
          <table:table-cell table:formula="of:=[.E11]*2" office:value-type="float" office:value="8">
            <text:p>8</text:p>
          </table:table-cell>
          <table:table-cell table:formula="of:=[.H11]/(1+0.00018*[.A11])" office:value-type="float" office:value="46.4605925208331">
            <text:p>46.4605925208</text:p>
          </table:table-cell>
          <table:table-cell table:formula="of:=[.I11]*[.J11]/[.H11] + ([.H11]*0.00018*0.3)/((1+0.00018*[.A11])^2)" office:value-type="float" office:value="7.91066603928008">
            <text:p>7.9106660393</text:p>
          </table:table-cell>
          <table:table-cell table:formula="of:=750.5 - [.J11]" office:value-type="float" office:value="704.039407479167">
            <text:p>704.0394074792</text:p>
          </table:table-cell>
          <table:table-cell table:formula="of:=1.1+[.K11]" office:value-type="float" office:value="9.01066603928008">
            <text:p>9.0106660393</text:p>
          </table:table-cell>
          <table:table-cell table:formula="of:=[.F11]+47" office:value-type="float" office:value="753.5">
            <text:p>753.5</text:p>
          </table:table-cell>
          <table:table-cell table:formula="of:=3*[.G11]" office:value-type="float" office:value="27">
            <text:p>27</text:p>
          </table:table-cell>
        </table:table-row>
        <table:table-row table:style-name="ro2">
          <table:table-cell office:value-type="float" office:value="64.6">
            <text:p>64.6</text:p>
          </table:table-cell>
          <table:table-cell office:value-type="float" office:value="0.3">
            <text:p>0.3</text:p>
          </table:table-cell>
          <table:table-cell table:number-columns-repeated="2" office:value-type="float" office:value="431">
            <text:p>431</text:p>
          </table:table-cell>
          <table:table-cell office:value-type="float" office:value="4">
            <text:p>4</text:p>
          </table:table-cell>
          <table:table-cell table:formula="of:=753.5-[.C12]+[.D12]" office:value-type="float" office:value="753.5">
            <text:p>753.5</text:p>
          </table:table-cell>
          <table:table-cell table:formula="of:=1+2*[.E12]" office:value-type="float" office:value="9">
            <text:p>9</text:p>
          </table:table-cell>
          <table:table-cell table:formula="of:=[.C12]-[.D12]" office:value-type="float" office:value="0">
            <text:p>0</text:p>
          </table:table-cell>
          <table:table-cell table:formula="of:=[.E12]*2" office:value-type="float" office:value="8">
            <text:p>8</text:p>
          </table:table-cell>
          <table:table-cell table:formula="of:=[.H12]/(1+0.00018*[.A12])" office:value-type="float" office:value="0">
            <text:p>0</text:p>
          </table:table-cell>
          <table:table-cell office:value-type="float" office:value="7.9">
            <text:p>7.9</text:p>
          </table:table-cell>
          <table:table-cell table:formula="of:=750.5 - [.J12]" office:value-type="float" office:value="750.5">
            <text:p>750.5</text:p>
          </table:table-cell>
          <table:table-cell table:formula="of:=1.1+[.K12]" office:value-type="float" office:value="9">
            <text:p>9</text:p>
          </table:table-cell>
          <table:table-cell table:formula="of:=[.F12]" office:value-type="float" office:value="753.5">
            <text:p>753.5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float" office:value="67.8">
            <text:p>67.8</text:p>
          </table:table-cell>
          <table:table-cell office:value-type="float" office:value="0.3">
            <text:p>0.3</text:p>
          </table:table-cell>
          <table:table-cell office:value-type="float" office:value="393">
            <text:p>393</text:p>
          </table:table-cell>
          <table:table-cell office:value-type="float" office:value="472">
            <text:p>472</text:p>
          </table:table-cell>
          <table:table-cell office:value-type="float" office:value="4">
            <text:p>4</text:p>
          </table:table-cell>
          <table:table-cell table:formula="of:=753.5-[.C13]+[.D13]" office:value-type="float" office:value="832.5">
            <text:p>832.5</text:p>
          </table:table-cell>
          <table:table-cell table:formula="of:=1+2*[.E13]" office:value-type="float" office:value="9">
            <text:p>9</text:p>
          </table:table-cell>
          <table:table-cell table:formula="of:=[.C13]-[.D13]" office:value-type="float" office:value="-79">
            <text:p>-79</text:p>
          </table:table-cell>
          <table:table-cell table:formula="of:=[.E13]*2" office:value-type="float" office:value="8">
            <text:p>8</text:p>
          </table:table-cell>
          <table:table-cell table:formula="of:=[.H13]/(1+0.00018*[.A13])" office:value-type="float" office:value="-78.0475082098075">
            <text:p>-78.0475082098</text:p>
          </table:table-cell>
          <table:table-cell table:formula="of:=[.I13]*[.J13]/[.H13] + ([.H13]*0.00018*0.3)/((1+0.00018*[.A13])^2)" office:value-type="float" office:value="7.89938138414457">
            <text:p>7.8993813841</text:p>
          </table:table-cell>
          <table:table-cell table:formula="of:=750.5 - [.J13]" office:value-type="float" office:value="828.547508209807">
            <text:p>828.5475082098</text:p>
          </table:table-cell>
          <table:table-cell table:formula="of:=1.1+[.K13]" office:value-type="float" office:value="8.99938138414457">
            <text:p>8.9993813841</text:p>
          </table:table-cell>
          <table:table-cell table:formula="of:=[.F13]+47" office:value-type="float" office:value="879.5">
            <text:p>879.5</text:p>
          </table:table-cell>
          <table:table-cell table:formula="of:=3*[.G13]" office:value-type="float" office:value="27">
            <text:p>27</text:p>
          </table:table-cell>
        </table:table-row>
        <table:table-row table:style-name="ro2">
          <table:table-cell office:value-type="float" office:value="70.1">
            <text:p>70.1</text:p>
          </table:table-cell>
          <table:table-cell office:value-type="float" office:value="0.3">
            <text:p>0.3</text:p>
          </table:table-cell>
          <table:table-cell office:value-type="float" office:value="361">
            <text:p>361</text:p>
          </table:table-cell>
          <table:table-cell office:value-type="float" office:value="505">
            <text:p>505</text:p>
          </table:table-cell>
          <table:table-cell office:value-type="float" office:value="4">
            <text:p>4</text:p>
          </table:table-cell>
          <table:table-cell table:formula="of:=753.5-[.C14]+[.D14]" office:value-type="float" office:value="897.5">
            <text:p>897.5</text:p>
          </table:table-cell>
          <table:table-cell table:formula="of:=1+2*[.E14]" office:value-type="float" office:value="9">
            <text:p>9</text:p>
          </table:table-cell>
          <table:table-cell table:formula="of:=[.C14]-[.D14]" office:value-type="float" office:value="-144">
            <text:p>-144</text:p>
          </table:table-cell>
          <table:table-cell table:formula="of:=[.E14]*2" office:value-type="float" office:value="8">
            <text:p>8</text:p>
          </table:table-cell>
          <table:table-cell table:formula="of:=[.H14]/(1+0.00018*[.A14])" office:value-type="float" office:value="-142.205649119411">
            <text:p>-142.2056491194</text:p>
          </table:table-cell>
          <table:table-cell table:formula="of:=[.I14]*[.J14]/[.H14] + ([.H14]*0.00018*0.3)/((1+0.00018*[.A14])^2)" office:value-type="float" office:value="7.89273042247674">
            <text:p>7.8927304225</text:p>
          </table:table-cell>
          <table:table-cell table:formula="of:=750.5 - [.J14]" office:value-type="float" office:value="892.705649119411">
            <text:p>892.7056491194</text:p>
          </table:table-cell>
          <table:table-cell table:formula="of:=1.1+[.K14]" office:value-type="float" office:value="8.99273042247674">
            <text:p>8.9927304225</text:p>
          </table:table-cell>
          <table:table-cell table:formula="of:=[.F14]+47" office:value-type="float" office:value="944.5">
            <text:p>944.5</text:p>
          </table:table-cell>
          <table:table-cell table:formula="of:=3*[.G14]" office:value-type="float" office:value="27">
            <text:p>27</text:p>
          </table:table-cell>
        </table:table-row>
        <table:table-row table:style-name="ro2">
          <table:table-cell office:value-type="float" office:value="74.1">
            <text:p>74.1</text:p>
          </table:table-cell>
          <table:table-cell office:value-type="float" office:value="0.3">
            <text:p>0.3</text:p>
          </table:table-cell>
          <table:table-cell office:value-type="float" office:value="291">
            <text:p>291</text:p>
          </table:table-cell>
          <table:table-cell office:value-type="float" office:value="579">
            <text:p>579</text:p>
          </table:table-cell>
          <table:table-cell office:value-type="float" office:value="4">
            <text:p>4</text:p>
          </table:table-cell>
          <table:table-cell table:formula="of:=753.5-[.C15]+[.D15]" office:value-type="float" office:value="1041.5">
            <text:p>1041.5</text:p>
          </table:table-cell>
          <table:table-cell table:formula="of:=1+2*[.E15]" office:value-type="float" office:value="9">
            <text:p>9</text:p>
          </table:table-cell>
          <table:table-cell table:formula="of:=[.C15]-[.D15]" office:value-type="float" office:value="-288">
            <text:p>-288</text:p>
          </table:table-cell>
          <table:table-cell table:formula="of:=[.E15]*2" office:value-type="float" office:value="8">
            <text:p>8</text:p>
          </table:table-cell>
          <table:table-cell table:formula="of:=[.H15]/(1+0.00018*[.A15])" office:value-type="float" office:value="-284.209217457551">
            <text:p>-284.2092174576</text:p>
          </table:table-cell>
          <table:table-cell table:formula="of:=[.I15]*[.J15]/[.H15] + ([.H15]*0.00018*0.3)/((1+0.00018*[.A15])^2)" office:value-type="float" office:value="7.87955519506551">
            <text:p>7.8795551951</text:p>
          </table:table-cell>
          <table:table-cell table:formula="of:=750.5 - [.J15]" office:value-type="float" office:value="1034.70921745755">
            <text:p>1034.7092174576</text:p>
          </table:table-cell>
          <table:table-cell table:formula="of:=1.1+[.K15]" office:value-type="float" office:value="8.97955519506551">
            <text:p>8.9795551951</text:p>
          </table:table-cell>
          <table:table-cell table:formula="of:=[.F15]+47" office:value-type="float" office:value="1088.5">
            <text:p>1088.5</text:p>
          </table:table-cell>
          <table:table-cell table:formula="of:=3*[.G15]" office:value-type="float" office:value="27">
            <text:p>27</text:p>
          </table:table-cell>
        </table:table-row>
        <table:table-row table:style-name="ro2" table:number-rows-repeated="1048560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9T14:46:23</meta:creation-date>
    <dc:date>2014-06-20T09:57:53</dc:date>
    <meta:editing-duration>PT18H56M20S</meta:editing-duration>
    <meta:editing-cycles>5</meta:editing-cycles>
    <meta:generator>LibreOffice/3.5$Linux_X86_64 LibreOffice_project/350m1$Build-2</meta:generator>
    <meta:document-statistic meta:table-count="3" meta:cell-count="225" meta:object-count="0"/>
  </office:meta>
</office:document-meta>
</file>